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465a4" draw:marker-start-width="0.279cm" draw:marker-end-width="0.279cm" svg:stroke-opacity="100%" draw:fill="solid" draw:fill-color="#729fcf" draw:opacity="100%" draw:opacity-name="Transparency_20_3" draw:textarea-horizontal-align="justify" draw:textarea-vertical-align="middle" draw:auto-grow-height="false" fo:min-height="1.112cm" fo:min-width="0.862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3cm"/>
      <style:paragraph-properties style:writing-mode="lr-tb"/>
    </style:style>
    <style:style style:name="P1" style:family="paragraph">
      <style:paragraph-properties fo:margin-left="0cm" fo:margin-right="0.2cm" fo:text-align="center" fo:text-indent="0cm" style:writing-mode="lr-tb"/>
    </style:style>
    <style:style style:name="P2" style:family="paragraph">
      <loext:graphic-properties draw:fill="solid" draw:fill-color="#729fcf" draw:opacity="100%" draw:opacity-name="Transparency_20_3"/>
      <style:paragraph-properties fo:margin-left="0cm" fo:margin-right="0.2cm" fo:text-align="center" fo:text-indent="0cm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c9211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465a4"/>
    </style:style>
    <style:style style:name="P8" style:family="paragraph">
      <style:paragraph-properties fo:margin-left="0cm" fo:margin-right="0.2cm" fo:text-align="center" fo:text-indent="0cm" style:writing-mode="lr-tb"/>
      <style:text-properties fo:font-size="18pt"/>
    </style:style>
    <style:style style:name="P9" style:family="paragraph">
      <loext:graphic-properties draw:fill="solid" draw:fill-color="#729fcf" draw:opacity="100%" draw:opacity-name="Transparency_20_3"/>
      <style:paragraph-properties fo:margin-left="0cm" fo:margin-right="0.2cm" fo:text-align="center" fo:text-indent="0cm" style:writing-mode="lr-tb"/>
      <style:text-properties fo:font-size="18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18pt"/>
    </style:style>
    <style:style style:name="T1" style:family="text">
      <style:text-properties style:text-position="-33% 58%"/>
    </style:style>
    <style:style style:name="T2" style:family="text">
      <style:text-properties fo:color="#c9211e"/>
    </style:style>
    <style:style style:name="T3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1" draw:start-glue-point="11" draw:end-shape="id2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3" draw:start-glue-point="11" draw:end-shape="id4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5" draw:start-glue-point="11" draw:end-shape="id3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5" draw:start-glue-point="10" draw:end-shape="id6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5" draw:start-glue-point="5" draw:end-shape="id7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5" draw:start-glue-point="6" draw:end-shape="id8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9" draw:start-glue-point="9" draw:end-shape="id7" draw:end-glue-point="5" svg:d="M3708 8708l3088 3588" svg:viewBox="0 0 3089 3589">
          <text:p/>
        </draw:connector>
        <draw:frame draw:style-name="gr4" draw:text-style-name="P4" draw:layer="layout" svg:width="2.3cm" svg:height="1cm" svg:x="5.4cm" svg:y="2cm">
          <draw:text-box>
            <text:p>2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4" draw:layer="layout" svg:width="1cm" svg:height="0.962cm" svg:x="13.8cm" svg:y="10cm">
          <draw:text-box>
            <text:p>1</text:p>
          </draw:text-box>
        </draw:frame>
        <draw:frame draw:style-name="gr5" draw:text-style-name="P4" draw:layer="layout" svg:width="1cm" svg:height="0.962cm" svg:x="5.3cm" svg:y="10cm">
          <draw:text-box>
            <text:p>3</text:p>
          </draw:text-box>
        </draw:frame>
        <draw:frame draw:style-name="gr5" draw:text-style-name="P4" draw:layer="layout" svg:width="1cm" svg:height="0.962cm" svg:x="3cm" svg:y="10cm">
          <draw:text-box>
            <text:p>2</text:p>
          </draw:text-box>
        </draw:frame>
        <draw:frame draw:style-name="gr5" draw:text-style-name="P4" draw:layer="layout" svg:width="1cm" svg:height="0.962cm" svg:x="4.5cm" svg:y="12cm">
          <draw:text-box>
            <text:p>1</text:p>
          </draw:text-box>
        </draw:frame>
        <draw:frame draw:style-name="gr5" draw:text-style-name="P4" draw:layer="layout" svg:width="1cm" svg:height="0.962cm" svg:x="9.5cm" svg:y="12cm">
          <draw:text-box>
            <text:p>1</text:p>
          </draw:text-box>
        </draw:frame>
        <draw:frame draw:style-name="gr5" draw:text-style-name="P4" draw:layer="layout" svg:width="1cm" svg:height="0.962cm" svg:x="16cm" svg:y="10cm">
          <draw:text-box>
            <text:p>1</text:p>
          </draw:text-box>
        </draw:frame>
        <draw:frame draw:style-name="gr5" draw:text-style-name="P4" draw:layer="layout" svg:width="1cm" svg:height="0.962cm" svg:x="13.4cm" svg:y="15cm">
          <draw:text-box>
            <text:p>2</text:p>
          </draw:text-box>
        </draw:frame>
        <draw:frame draw:style-name="gr5" draw:text-style-name="P4" draw:layer="layout" svg:width="1cm" svg:height="0.962cm" svg:x="10.7cm" svg:y="15cm">
          <draw:text-box>
            <text:p>2</text:p>
          </draw:text-box>
        </draw:frame>
        <draw:frame draw:style-name="gr5" draw:text-style-name="P4" draw:layer="layout" svg:width="1cm" svg:height="0.962cm" svg:x="8.4cm" svg:y="15cm">
          <draw:text-box>
            <text:p>2</text:p>
          </draw:text-box>
        </draw:frame>
        <draw:frame draw:style-name="gr5" draw:text-style-name="P4" draw:layer="layout" svg:width="1cm" svg:height="0.962cm" svg:x="5.9cm" svg:y="15cm">
          <draw:text-box>
            <text:p>2</text:p>
          </draw:text-box>
        </draw:frame>
        <draw:frame draw:style-name="gr5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5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5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5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5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5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5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5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5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5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5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6" draw:text-style-name="P6" xml:id="id10" draw:id="id10" draw:layer="layout" svg:x1="3.708cm" svg:y1="7.294cm" svg:x2="3.708cm" svg:y2="7.294cm" draw:start-shape="id9" draw:start-glue-point="11" draw:end-shape="id9" draw:end-glue-point="11" svg:d="M3708 7294z" svg:viewBox="0 0 1 1">
          <text:p/>
        </draw:connector>
        <draw:connector draw:style-name="gr3" draw:text-style-name="P3" draw:layer="layout" draw:type="line" svg:x1="3.708cm" svg:y1="7.294cm" svg:x2="9.293cm" svg:y2="3.707cm" draw:start-shape="id10" draw:start-glue-point="0" draw:end-shape="id11" draw:end-glue-point="7" svg:d="M3708 7294l5585-3587" svg:viewBox="0 0 5586 3588">
          <text:p/>
        </draw:connector>
        <draw:frame draw:style-name="gr7" draw:text-style-name="P7" draw:layer="layout" svg:width="2.799cm" svg:height="0.962cm" draw:transform="rotate (0.566708408122559) translate (5.272cm 5.247cm)">
          <draw:text-box>
            <text:p><text:span text:style-name="T3">4</text:span></text:p>
          </draw:text-box>
        </draw:frame>
        <draw:path draw:style-name="gr3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5" draw:text-style-name="P7" draw:layer="layout" svg:width="1cm" svg:height="0.962cm" svg:x="12.601cm" svg:y="17.197cm">
          <draw:text-box>
            <text:p><text:span text:style-name="T3">3</text:span></text:p>
          </draw:text-box>
        </draw:frame>
        <draw:path draw:style-name="gr3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5" draw:text-style-name="P7" draw:layer="layout" svg:width="2.299cm" svg:height="0.962cm" svg:x="14.101cm" svg:y="0.597cm">
          <draw:text-box>
            <text:p><text:span text:style-name="T3">5 </text:span></text:p>
          </draw:text-box>
        </draw:frame>
        <draw:path draw:style-name="gr3" draw:text-style-name="P3" draw:layer="layout" svg:width="8.697cm" svg:height="9.374cm" draw:transform="rotate (1.31807265110612) translate (-0.168971893943169cm 16.423118826879cm)" svg:viewBox="0 0 8698 9375" svg:d="M8698 0c-12394-1-7907 9375-7907 9375">
          <text:p/>
        </draw:path>
        <draw:frame draw:style-name="gr5" draw:text-style-name="P7" draw:layer="layout" svg:width="1cm" svg:height="0.962cm" svg:x="6.501cm" svg:y="17.197cm">
          <draw:text-box>
            <text:p><text:span text:style-name="T3">4</text:span></text:p>
          </draw:text-box>
        </draw:frame>
        <draw:line draw:style-name="gr3" draw:text-style-name="P3" draw:layer="layout" svg:x1="8.399cm" svg:y1="12.498cm" svg:x2="16.099cm" svg:y2="8.402cm">
          <text:p/>
        </draw:line>
        <draw:frame draw:style-name="gr5" draw:text-style-name="P7" draw:layer="layout" svg:width="1cm" svg:height="0.962cm" svg:x="10.501cm" svg:y="10.297cm">
          <draw:text-box>
            <text:p><text:span text:style-name="T3">2</text:span></text:p>
          </draw:text-box>
        </draw:frame>
        <draw:path draw:style-name="gr3" draw:text-style-name="P3" draw:layer="layout" svg:width="10.137cm" svg:height="6.42cm" draw:transform="skewX (-1.14455102929884E-016) rotate (-0.564614013020166) translate (7.43585281967685cm 2.76250470203533cm)" svg:viewBox="0 0 10138 6421" svg:d="M0 6421c7102 0 10138-6421 10138-6421">
          <text:p/>
        </draw:path>
        <draw:frame draw:style-name="gr5" draw:text-style-name="P7" draw:layer="layout" svg:width="1cm" svg:height="0.962cm" svg:x="9.501cm" svg:y="9.084cm">
          <draw:text-box>
            <text:p><text:span text:style-name="T3">5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12" draw:start-glue-point="11" draw:end-shape="id13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14" draw:start-glue-point="11" draw:end-shape="id15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16" draw:start-glue-point="11" draw:end-shape="id14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16" draw:start-glue-point="10" draw:end-shape="id17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16" draw:start-glue-point="5" draw:end-shape="id18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16" draw:start-glue-point="6" draw:end-shape="id19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20" draw:start-glue-point="9" draw:end-shape="id18" draw:end-glue-point="5" svg:d="M3708 8708l3088 3588" svg:viewBox="0 0 3089 3589">
          <text:p/>
        </draw:connector>
        <draw:frame draw:style-name="gr4" draw:text-style-name="P4" draw:layer="layout" svg:width="2.3cm" svg:height="1cm" svg:x="5.4cm" svg:y="2cm">
          <draw:text-box>
            <text:p>2→1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4" draw:layer="layout" svg:width="1cm" svg:height="0.962cm" svg:x="13.8cm" svg:y="10cm">
          <draw:text-box>
            <text:p>1</text:p>
          </draw:text-box>
        </draw:frame>
        <draw:frame draw:style-name="gr5" draw:text-style-name="P4" draw:layer="layout" svg:width="1cm" svg:height="0.962cm" svg:x="5.3cm" svg:y="10cm">
          <draw:text-box>
            <text:p>3</text:p>
          </draw:text-box>
        </draw:frame>
        <draw:frame draw:style-name="gr5" draw:text-style-name="P4" draw:layer="layout" svg:width="1cm" svg:height="0.962cm" svg:x="3cm" svg:y="10cm">
          <draw:text-box>
            <text:p>2</text:p>
          </draw:text-box>
        </draw:frame>
        <draw:frame draw:style-name="gr5" draw:text-style-name="P4" draw:layer="layout" svg:width="1cm" svg:height="0.962cm" svg:x="4.5cm" svg:y="12cm">
          <draw:text-box>
            <text:p>1</text:p>
          </draw:text-box>
        </draw:frame>
        <draw:frame draw:style-name="gr5" draw:text-style-name="P4" draw:layer="layout" svg:width="1cm" svg:height="0.962cm" svg:x="9.5cm" svg:y="12cm">
          <draw:text-box>
            <text:p>1</text:p>
          </draw:text-box>
        </draw:frame>
        <draw:frame draw:style-name="gr5" draw:text-style-name="P4" draw:layer="layout" svg:width="1cm" svg:height="0.962cm" svg:x="16cm" svg:y="10cm">
          <draw:text-box>
            <text:p>1</text:p>
          </draw:text-box>
        </draw:frame>
        <draw:frame draw:style-name="gr5" draw:text-style-name="P4" draw:layer="layout" svg:width="1cm" svg:height="0.962cm" svg:x="13.4cm" svg:y="15cm">
          <draw:text-box>
            <text:p>2</text:p>
          </draw:text-box>
        </draw:frame>
        <draw:frame draw:style-name="gr5" draw:text-style-name="P4" draw:layer="layout" svg:width="1cm" svg:height="0.962cm" svg:x="10.7cm" svg:y="15cm">
          <draw:text-box>
            <text:p>2</text:p>
          </draw:text-box>
        </draw:frame>
        <draw:frame draw:style-name="gr5" draw:text-style-name="P4" draw:layer="layout" svg:width="1cm" svg:height="0.962cm" svg:x="8.4cm" svg:y="15cm">
          <draw:text-box>
            <text:p>2</text:p>
          </draw:text-box>
        </draw:frame>
        <draw:frame draw:style-name="gr5" draw:text-style-name="P4" draw:layer="layout" svg:width="1cm" svg:height="0.962cm" svg:x="5.9cm" svg:y="15cm">
          <draw:text-box>
            <text:p>2</text:p>
          </draw:text-box>
        </draw:frame>
        <draw:frame draw:style-name="gr5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5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5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5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5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5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5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5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5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5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5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6" draw:text-style-name="P6" xml:id="id21" draw:id="id21" draw:layer="layout" svg:x1="3.708cm" svg:y1="7.294cm" svg:x2="3.708cm" svg:y2="7.294cm" draw:start-shape="id20" draw:start-glue-point="11" draw:end-shape="id20" draw:end-glue-point="11" svg:d="M3708 7294z" svg:viewBox="0 0 1 1">
          <text:p/>
        </draw:connector>
        <draw:connector draw:style-name="gr3" draw:text-style-name="P3" draw:layer="layout" draw:type="line" svg:x1="3.708cm" svg:y1="7.294cm" svg:x2="9.293cm" svg:y2="3.707cm" draw:start-shape="id21" draw:start-glue-point="0" draw:end-shape="id22" draw:end-glue-point="7" svg:d="M3708 7294l5585-3587" svg:viewBox="0 0 5586 3588">
          <text:p/>
        </draw:connector>
        <draw:frame draw:style-name="gr7" draw:text-style-name="P7" draw:layer="layout" svg:width="2.799cm" svg:height="0.962cm" draw:transform="rotate (0.566708408122559) translate (5.272cm 5.247cm)">
          <draw:text-box>
            <text:p><text:span text:style-name="T3">4 </text:span></text:p>
          </draw:text-box>
        </draw:frame>
        <draw:path draw:style-name="gr3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5" draw:text-style-name="P7" draw:layer="layout" svg:width="1cm" svg:height="0.962cm" svg:x="12.601cm" svg:y="17.197cm">
          <draw:text-box>
            <text:p><text:span text:style-name="T3">3</text:span></text:p>
          </draw:text-box>
        </draw:frame>
        <draw:path draw:style-name="gr3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5" draw:text-style-name="P7" draw:layer="layout" svg:width="2.299cm" svg:height="0.962cm" svg:x="14.101cm" svg:y="0.597cm">
          <draw:text-box>
            <text:p><text:span text:style-name="T3">5 </text:span></text:p>
          </draw:text-box>
        </draw:frame>
        <draw:path draw:style-name="gr3" draw:text-style-name="P3" draw:layer="layout" svg:width="8.697cm" svg:height="9.374cm" draw:transform="rotate (1.31807265110612) translate (-0.168971893943169cm 16.423118826879cm)" svg:viewBox="0 0 8698 9375" svg:d="M8698 0c-12394-1-7907 9375-7907 9375">
          <text:p/>
        </draw:path>
        <draw:frame draw:style-name="gr5" draw:text-style-name="P7" draw:layer="layout" svg:width="1cm" svg:height="0.962cm" svg:x="6.501cm" svg:y="17.197cm">
          <draw:text-box>
            <text:p><text:span text:style-name="T3">4</text:span></text:p>
          </draw:text-box>
        </draw:frame>
        <draw:line draw:style-name="gr3" draw:text-style-name="P3" draw:layer="layout" svg:x1="8.399cm" svg:y1="12.498cm" svg:x2="16.099cm" svg:y2="8.402cm">
          <text:p/>
        </draw:line>
        <draw:frame draw:style-name="gr5" draw:text-style-name="P7" draw:layer="layout" svg:width="1cm" svg:height="0.962cm" svg:x="10.501cm" svg:y="10.297cm">
          <draw:text-box>
            <text:p><text:span text:style-name="T3">2</text:span></text:p>
          </draw:text-box>
        </draw:frame>
        <draw:path draw:style-name="gr3" draw:text-style-name="P3" draw:layer="layout" svg:width="10.137cm" svg:height="6.42cm" draw:transform="skewX (-1.14455102929884E-016) rotate (-0.564614013020166) translate (7.43585281967685cm 2.76250470203533cm)" svg:viewBox="0 0 10138 6421" svg:d="M0 6421c7102 0 10138-6421 10138-6421">
          <text:p/>
        </draw:path>
        <draw:frame draw:style-name="gr5" draw:text-style-name="P7" draw:layer="layout" svg:width="1cm" svg:height="0.962cm" svg:x="9.501cm" svg:y="9.084cm">
          <draw:text-box>
            <text:p><text:span text:style-name="T3">5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23" draw:start-glue-point="11" draw:end-shape="id24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25" draw:start-glue-point="11" draw:end-shape="id26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27" draw:start-glue-point="11" draw:end-shape="id25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27" draw:start-glue-point="10" draw:end-shape="id28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27" draw:start-glue-point="5" draw:end-shape="id29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27" draw:start-glue-point="6" draw:end-shape="id30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31" draw:start-glue-point="9" draw:end-shape="id29" draw:end-glue-point="5" svg:d="M3708 8708l3088 3588" svg:viewBox="0 0 3089 3589">
          <text:p/>
        </draw:connector>
        <draw:frame draw:style-name="gr4" draw:text-style-name="P4" draw:layer="layout" svg:width="2.3cm" svg:height="1cm" svg:x="5.4cm" svg:y="2cm">
          <draw:text-box>
            <text:p>2→1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4" draw:layer="layout" svg:width="1cm" svg:height="0.962cm" svg:x="13.8cm" svg:y="10cm">
          <draw:text-box>
            <text:p>1</text:p>
          </draw:text-box>
        </draw:frame>
        <draw:frame draw:style-name="gr5" draw:text-style-name="P4" draw:layer="layout" svg:width="1cm" svg:height="0.962cm" svg:x="5.3cm" svg:y="10cm">
          <draw:text-box>
            <text:p>3</text:p>
          </draw:text-box>
        </draw:frame>
        <draw:frame draw:style-name="gr5" draw:text-style-name="P4" draw:layer="layout" svg:width="1cm" svg:height="0.962cm" svg:x="3cm" svg:y="10cm">
          <draw:text-box>
            <text:p>2</text:p>
          </draw:text-box>
        </draw:frame>
        <draw:frame draw:style-name="gr5" draw:text-style-name="P4" draw:layer="layout" svg:width="1cm" svg:height="0.962cm" svg:x="4.5cm" svg:y="12cm">
          <draw:text-box>
            <text:p>1</text:p>
          </draw:text-box>
        </draw:frame>
        <draw:frame draw:style-name="gr5" draw:text-style-name="P4" draw:layer="layout" svg:width="1cm" svg:height="0.962cm" svg:x="9.5cm" svg:y="12cm">
          <draw:text-box>
            <text:p>1</text:p>
          </draw:text-box>
        </draw:frame>
        <draw:frame draw:style-name="gr5" draw:text-style-name="P4" draw:layer="layout" svg:width="1cm" svg:height="0.962cm" svg:x="16cm" svg:y="10cm">
          <draw:text-box>
            <text:p>1</text:p>
          </draw:text-box>
        </draw:frame>
        <draw:frame draw:style-name="gr5" draw:text-style-name="P4" draw:layer="layout" svg:width="1cm" svg:height="0.962cm" svg:x="13.4cm" svg:y="15cm">
          <draw:text-box>
            <text:p>2</text:p>
          </draw:text-box>
        </draw:frame>
        <draw:frame draw:style-name="gr5" draw:text-style-name="P4" draw:layer="layout" svg:width="1cm" svg:height="0.962cm" svg:x="10.7cm" svg:y="15cm">
          <draw:text-box>
            <text:p>2</text:p>
          </draw:text-box>
        </draw:frame>
        <draw:frame draw:style-name="gr5" draw:text-style-name="P4" draw:layer="layout" svg:width="1cm" svg:height="0.962cm" svg:x="8.4cm" svg:y="15cm">
          <draw:text-box>
            <text:p>2</text:p>
          </draw:text-box>
        </draw:frame>
        <draw:frame draw:style-name="gr5" draw:text-style-name="P4" draw:layer="layout" svg:width="1cm" svg:height="0.962cm" svg:x="5.9cm" svg:y="15cm">
          <draw:text-box>
            <text:p>2</text:p>
          </draw:text-box>
        </draw:frame>
        <draw:frame draw:style-name="gr5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5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5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5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5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5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5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5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5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5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5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6" draw:text-style-name="P6" xml:id="id32" draw:id="id32" draw:layer="layout" svg:x1="3.708cm" svg:y1="7.294cm" svg:x2="3.708cm" svg:y2="7.294cm" draw:start-shape="id31" draw:start-glue-point="11" draw:end-shape="id31" draw:end-glue-point="11" svg:d="M3708 7294z" svg:viewBox="0 0 1 1">
          <text:p/>
        </draw:connector>
        <draw:connector draw:style-name="gr3" draw:text-style-name="P3" draw:layer="layout" draw:type="line" svg:x1="3.708cm" svg:y1="7.294cm" svg:x2="9.293cm" svg:y2="3.707cm" draw:start-shape="id32" draw:start-glue-point="0" draw:end-shape="id33" draw:end-glue-point="7" svg:d="M3708 7294l5585-3587" svg:viewBox="0 0 5586 3588">
          <text:p/>
        </draw:connector>
        <draw:frame draw:style-name="gr7" draw:text-style-name="P7" draw:layer="layout" svg:width="2.799cm" svg:height="0.962cm" draw:transform="rotate (0.566708408122559) translate (5.272cm 5.247cm)">
          <draw:text-box>
            <text:p><text:span text:style-name="T3">4 → 3</text:span></text:p>
          </draw:text-box>
        </draw:frame>
        <draw:path draw:style-name="gr3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5" draw:text-style-name="P7" draw:layer="layout" svg:width="1cm" svg:height="0.962cm" svg:x="12.601cm" svg:y="17.197cm">
          <draw:text-box>
            <text:p><text:span text:style-name="T3">3</text:span></text:p>
          </draw:text-box>
        </draw:frame>
        <draw:path draw:style-name="gr3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5" draw:text-style-name="P7" draw:layer="layout" svg:width="2.299cm" svg:height="0.962cm" svg:x="14.101cm" svg:y="0.597cm">
          <draw:text-box>
            <text:p><text:span text:style-name="T3">5 </text:span></text:p>
          </draw:text-box>
        </draw:frame>
        <draw:path draw:style-name="gr3" draw:text-style-name="P3" draw:layer="layout" svg:width="8.697cm" svg:height="9.374cm" draw:transform="rotate (1.31807265110612) translate (-0.168971893943169cm 16.423118826879cm)" svg:viewBox="0 0 8698 9375" svg:d="M8698 0c-12394-1-7907 9375-7907 9375">
          <text:p/>
        </draw:path>
        <draw:frame draw:style-name="gr5" draw:text-style-name="P7" draw:layer="layout" svg:width="1cm" svg:height="0.962cm" svg:x="6.501cm" svg:y="17.197cm">
          <draw:text-box>
            <text:p><text:span text:style-name="T3">4</text:span></text:p>
          </draw:text-box>
        </draw:frame>
        <draw:line draw:style-name="gr3" draw:text-style-name="P3" draw:layer="layout" svg:x1="8.399cm" svg:y1="12.498cm" svg:x2="16.099cm" svg:y2="8.402cm">
          <text:p/>
        </draw:line>
        <draw:frame draw:style-name="gr5" draw:text-style-name="P7" draw:layer="layout" svg:width="1cm" svg:height="0.962cm" svg:x="10.501cm" svg:y="10.297cm">
          <draw:text-box>
            <text:p><text:span text:style-name="T3">2</text:span></text:p>
          </draw:text-box>
        </draw:frame>
        <draw:path draw:style-name="gr3" draw:text-style-name="P3" draw:layer="layout" svg:width="10.137cm" svg:height="6.42cm" draw:transform="skewX (-1.14455102929884E-016) rotate (-0.564614013020166) translate (7.43585281967685cm 2.76250470203533cm)" svg:viewBox="0 0 10138 6421" svg:d="M0 6421c7102 0 10138-6421 10138-6421">
          <text:p/>
        </draw:path>
        <draw:frame draw:style-name="gr5" draw:text-style-name="P7" draw:layer="layout" svg:width="1cm" svg:height="0.962cm" svg:x="9.501cm" svg:y="9.084cm">
          <draw:text-box>
            <text:p><text:span text:style-name="T3">5</text:span></text:p>
          </draw:text-box>
        </draw:frame>
      </draw:page>
      <draw:page draw:name="page4" draw:style-name="dp1" draw:master-page-name="Default">
        <draw:custom-shape draw:style-name="gr1" draw:text-style-name="P9" draw:layer="layout" svg:width="2cm" svg:height="2cm" svg:x="2cm" svg:y="2cm">
          <text:p text:style-name="P8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4" draw:id="id44" draw:layer="layout" svg:width="2cm" svg:height="2cm" svg:x="9cm" svg:y="2cm">
          <text:p text:style-name="P8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35" draw:id="id35" draw:layer="layout" svg:width="2cm" svg:height="2cm" svg:x="16.002cm" svg:y="2.002cm">
          <text:p text:style-name="P8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2" draw:id="id42" draw:layer="layout" svg:width="2cm" svg:height="2cm" svg:x="2.001cm" svg:y="7.001cm">
          <text:p text:style-name="P8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34" draw:id="id34" draw:layer="layout" svg:width="2cm" svg:height="2cm" svg:x="9.002cm" svg:y="7.002cm">
          <text:p text:style-name="P8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37" draw:id="id37" draw:layer="layout" svg:width="2cm" svg:height="2cm" svg:x="16.003cm" svg:y="7.003cm">
          <text:p text:style-name="P8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1" draw:id="id41" draw:layer="layout" svg:width="2cm" svg:height="2cm" svg:x="2.002cm" svg:y="12.002cm">
          <text:p text:style-name="P8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0" draw:id="id40" draw:layer="layout" svg:width="2cm" svg:height="2cm" svg:x="6.503cm" svg:y="12.003cm">
          <text:p text:style-name="P8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39" draw:id="id39" draw:layer="layout" svg:width="2cm" svg:height="2cm" svg:x="16.004cm" svg:y="12.004cm">
          <text:p text:style-name="P8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38" draw:id="id38" draw:layer="layout" svg:width="2cm" svg:height="2cm" svg:x="9.004cm" svg:y="16.504cm">
          <text:p text:style-name="P8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36" draw:id="id36" draw:layer="layout" svg:width="2cm" svg:height="2cm" svg:x="11.504cm" svg:y="12.004cm">
          <text:p text:style-name="P8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34" draw:start-glue-point="11" draw:end-shape="id35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36" draw:start-glue-point="11" draw:end-shape="id37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38" draw:start-glue-point="11" draw:end-shape="id36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38" draw:start-glue-point="10" draw:end-shape="id39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38" draw:start-glue-point="5" draw:end-shape="id40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38" draw:start-glue-point="6" draw:end-shape="id41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42" draw:start-glue-point="9" draw:end-shape="id40" draw:end-glue-point="5" svg:d="M3708 8708l3088 3588" svg:viewBox="0 0 3089 3589">
          <text:p/>
        </draw:connector>
        <draw:frame draw:style-name="gr4" draw:text-style-name="P11" draw:layer="layout" svg:width="2.3cm" svg:height="1cm" svg:x="5.4cm" svg:y="2cm">
          <draw:text-box>
            <text:p text:style-name="P10">2→1</text:p>
          </draw:text-box>
        </draw:frame>
        <draw:frame draw:style-name="gr5" draw:text-style-name="P11" draw:layer="layout" svg:width="1cm" svg:height="0.962cm" svg:x="13cm" svg:y="2cm">
          <draw:text-box>
            <text:p text:style-name="P10">1</text:p>
          </draw:text-box>
        </draw:frame>
        <draw:frame draw:style-name="gr5" draw:text-style-name="P11" draw:layer="layout" svg:width="1cm" svg:height="0.962cm" svg:x="16cm" svg:y="5cm">
          <draw:text-box>
            <text:p text:style-name="P10">2</text:p>
          </draw:text-box>
        </draw:frame>
        <draw:frame draw:style-name="gr5" draw:text-style-name="P11" draw:layer="layout" svg:width="1cm" svg:height="0.962cm" svg:x="13cm" svg:y="7cm">
          <draw:text-box>
            <text:p text:style-name="P10">4</text:p>
          </draw:text-box>
        </draw:frame>
        <draw:frame draw:style-name="gr5" draw:text-style-name="P11" draw:layer="layout" svg:width="1cm" svg:height="0.962cm" svg:x="6cm" svg:y="7cm">
          <draw:text-box>
            <text:p text:style-name="P10">4</text:p>
          </draw:text-box>
        </draw:frame>
        <draw:frame draw:style-name="gr5" draw:text-style-name="P11" draw:layer="layout" svg:width="1cm" svg:height="0.962cm" svg:x="3cm" svg:y="5cm">
          <draw:text-box>
            <text:p text:style-name="P10">2</text:p>
          </draw:text-box>
        </draw:frame>
        <draw:frame draw:style-name="gr5" draw:text-style-name="P11" draw:layer="layout" svg:width="1cm" svg:height="0.962cm" svg:x="9cm" svg:y="5cm">
          <draw:text-box>
            <text:p text:style-name="P10">1</text:p>
          </draw:text-box>
        </draw:frame>
        <draw:frame draw:style-name="gr5" draw:text-style-name="P11" draw:layer="layout" svg:width="1cm" svg:height="0.962cm" svg:x="12cm" svg:y="5.1cm">
          <draw:text-box>
            <text:p text:style-name="P10">2</text:p>
          </draw:text-box>
        </draw:frame>
        <draw:frame draw:style-name="gr5" draw:text-style-name="P11" draw:layer="layout" svg:width="1cm" svg:height="0.962cm" svg:x="13.8cm" svg:y="10cm">
          <draw:text-box>
            <text:p text:style-name="P10">1</text:p>
          </draw:text-box>
        </draw:frame>
        <draw:frame draw:style-name="gr5" draw:text-style-name="P11" draw:layer="layout" svg:width="1cm" svg:height="0.962cm" svg:x="5.3cm" svg:y="10cm">
          <draw:text-box>
            <text:p text:style-name="P10">3</text:p>
          </draw:text-box>
        </draw:frame>
        <draw:frame draw:style-name="gr5" draw:text-style-name="P11" draw:layer="layout" svg:width="1cm" svg:height="0.962cm" svg:x="3cm" svg:y="10cm">
          <draw:text-box>
            <text:p text:style-name="P10">2</text:p>
          </draw:text-box>
        </draw:frame>
        <draw:frame draw:style-name="gr5" draw:text-style-name="P11" draw:layer="layout" svg:width="1cm" svg:height="0.962cm" svg:x="4.5cm" svg:y="12cm">
          <draw:text-box>
            <text:p text:style-name="P10">1</text:p>
          </draw:text-box>
        </draw:frame>
        <draw:frame draw:style-name="gr5" draw:text-style-name="P11" draw:layer="layout" svg:width="1cm" svg:height="0.962cm" svg:x="9.5cm" svg:y="12cm">
          <draw:text-box>
            <text:p text:style-name="P10">1</text:p>
          </draw:text-box>
        </draw:frame>
        <draw:frame draw:style-name="gr5" draw:text-style-name="P11" draw:layer="layout" svg:width="1cm" svg:height="0.962cm" svg:x="16cm" svg:y="10cm">
          <draw:text-box>
            <text:p text:style-name="P10">1</text:p>
          </draw:text-box>
        </draw:frame>
        <draw:frame draw:style-name="gr5" draw:text-style-name="P11" draw:layer="layout" svg:width="1cm" svg:height="0.962cm" svg:x="13.4cm" svg:y="15cm">
          <draw:text-box>
            <text:p text:style-name="P10">2</text:p>
          </draw:text-box>
        </draw:frame>
        <draw:frame draw:style-name="gr5" draw:text-style-name="P11" draw:layer="layout" svg:width="1cm" svg:height="0.962cm" svg:x="10.7cm" svg:y="15cm">
          <draw:text-box>
            <text:p text:style-name="P10">2</text:p>
          </draw:text-box>
        </draw:frame>
        <draw:frame draw:style-name="gr5" draw:text-style-name="P11" draw:layer="layout" svg:width="1cm" svg:height="0.962cm" svg:x="8.4cm" svg:y="15cm">
          <draw:text-box>
            <text:p text:style-name="P10">2</text:p>
          </draw:text-box>
        </draw:frame>
        <draw:frame draw:style-name="gr5" draw:text-style-name="P11" draw:layer="layout" svg:width="1cm" svg:height="0.962cm" svg:x="5.9cm" svg:y="15cm">
          <draw:text-box>
            <text:p text:style-name="P10">2</text:p>
          </draw:text-box>
        </draw:frame>
        <draw:frame draw:style-name="gr5" draw:text-style-name="P12" draw:layer="layout" svg:width="1cm" svg:height="0.962cm" svg:x="2cm" svg:y="1.3cm">
          <draw:text-box>
            <text:p text:style-name="P10"><text:span text:style-name="T2">1</text:span></text:p>
          </draw:text-box>
        </draw:frame>
        <draw:frame draw:style-name="gr5" draw:text-style-name="P12" draw:layer="layout" svg:width="1cm" svg:height="0.962cm" svg:x="9.1cm" svg:y="1.3cm">
          <draw:text-box>
            <text:p text:style-name="P10"><text:span text:style-name="T2">3</text:span></text:p>
          </draw:text-box>
        </draw:frame>
        <draw:frame draw:style-name="gr5" draw:text-style-name="P12" draw:layer="layout" svg:width="1cm" svg:height="0.962cm" svg:x="17.2cm" svg:y="1.3cm">
          <draw:text-box>
            <text:p text:style-name="P10"><text:span text:style-name="T2">4</text:span></text:p>
          </draw:text-box>
        </draw:frame>
        <draw:frame draw:style-name="gr5" draw:text-style-name="P12" draw:layer="layout" svg:width="1.3cm" svg:height="0.962cm" svg:x="15.9cm" svg:y="6.3cm">
          <draw:text-box>
            <text:p text:style-name="P10"><text:span text:style-name="T2">11</text:span></text:p>
          </draw:text-box>
        </draw:frame>
        <draw:frame draw:style-name="gr5" draw:text-style-name="P12" draw:layer="layout" svg:width="1cm" svg:height="0.962cm" svg:x="9cm" svg:y="6.3cm">
          <draw:text-box>
            <text:p text:style-name="P10"><text:span text:style-name="T2">5</text:span></text:p>
          </draw:text-box>
        </draw:frame>
        <draw:frame draw:style-name="gr5" draw:text-style-name="P12" draw:layer="layout" svg:width="1.3cm" svg:height="0.962cm" svg:x="1.8cm" svg:y="6.3cm">
          <draw:text-box>
            <text:p text:style-name="P10"><text:span text:style-name="T2">10</text:span></text:p>
          </draw:text-box>
        </draw:frame>
        <draw:frame draw:style-name="gr5" draw:text-style-name="P12" draw:layer="layout" svg:width="1cm" svg:height="0.962cm" svg:x="1.8cm" svg:y="11.3cm">
          <draw:text-box>
            <text:p text:style-name="P10"><text:span text:style-name="T2">6</text:span></text:p>
          </draw:text-box>
        </draw:frame>
        <draw:frame draw:style-name="gr5" draw:text-style-name="P12" draw:layer="layout" svg:width="1cm" svg:height="0.962cm" svg:x="7.6cm" svg:y="11.3cm">
          <draw:text-box>
            <text:p text:style-name="P10"><text:span text:style-name="T2">9</text:span></text:p>
          </draw:text-box>
        </draw:frame>
        <draw:frame draw:style-name="gr5" draw:text-style-name="P12" draw:layer="layout" svg:width="1cm" svg:height="0.962cm" svg:x="11.5cm" svg:y="11.3cm">
          <draw:text-box>
            <text:p text:style-name="P10"><text:span text:style-name="T2">7</text:span></text:p>
          </draw:text-box>
        </draw:frame>
        <draw:frame draw:style-name="gr5" draw:text-style-name="P12" draw:layer="layout" svg:width="1cm" svg:height="0.962cm" svg:x="16cm" svg:y="11.3cm">
          <draw:text-box>
            <text:p text:style-name="P10"><text:span text:style-name="T2">2</text:span></text:p>
          </draw:text-box>
        </draw:frame>
        <draw:frame draw:style-name="gr5" draw:text-style-name="P12" draw:layer="layout" svg:width="1cm" svg:height="0.962cm" svg:x="9.6cm" svg:y="15.8cm">
          <draw:text-box>
            <text:p text:style-name="P10"><text:span text:style-name="T2">8</text:span></text:p>
          </draw:text-box>
        </draw:frame>
        <draw:connector draw:style-name="gr6" draw:text-style-name="P6" xml:id="id43" draw:id="id43" draw:layer="layout" svg:x1="3.708cm" svg:y1="7.294cm" svg:x2="3.708cm" svg:y2="7.294cm" draw:start-shape="id42" draw:start-glue-point="11" draw:end-shape="id42" draw:end-glue-point="11" svg:d="M3708 7294z" svg:viewBox="0 0 1 1">
          <text:p/>
        </draw:connector>
        <draw:connector draw:style-name="gr3" draw:text-style-name="P3" draw:layer="layout" draw:type="line" svg:x1="3.708cm" svg:y1="7.294cm" svg:x2="9.293cm" svg:y2="3.707cm" draw:start-shape="id43" draw:start-glue-point="0" draw:end-shape="id44" draw:end-glue-point="7" svg:d="M3708 7294l5585-3587" svg:viewBox="0 0 5586 3588">
          <text:p/>
        </draw:connector>
        <draw:frame draw:style-name="gr7" draw:text-style-name="P13" draw:layer="layout" svg:width="2.799cm" svg:height="0.962cm" draw:transform="rotate (0.566708408122559) translate (5.272cm 5.247cm)">
          <draw:text-box>
            <text:p text:style-name="P10"><text:span text:style-name="T3">4 → 3</text:span></text:p>
          </draw:text-box>
        </draw:frame>
        <draw:path draw:style-name="gr3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5" draw:text-style-name="P13" draw:layer="layout" svg:width="1cm" svg:height="0.962cm" svg:x="12.601cm" svg:y="17.197cm">
          <draw:text-box>
            <text:p text:style-name="P10"><text:span text:style-name="T3">3</text:span></text:p>
          </draw:text-box>
        </draw:frame>
        <draw:path draw:style-name="gr3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5" draw:text-style-name="P13" draw:layer="layout" svg:width="2.299cm" svg:height="0.962cm" svg:x="14.101cm" svg:y="0.597cm">
          <draw:text-box>
            <text:p text:style-name="P10"><text:span text:style-name="T3">5 → 4</text:span></text:p>
          </draw:text-box>
        </draw:frame>
        <draw:path draw:style-name="gr3" draw:text-style-name="P3" draw:layer="layout" svg:width="8.697cm" svg:height="9.374cm" draw:transform="rotate (1.31807265110612) translate (-0.168971893943169cm 16.423118826879cm)" svg:viewBox="0 0 8698 9375" svg:d="M8698 0c-12394-1-7907 9375-7907 9375">
          <text:p/>
        </draw:path>
        <draw:frame draw:style-name="gr5" draw:text-style-name="P13" draw:layer="layout" svg:width="1cm" svg:height="0.962cm" svg:x="6.501cm" svg:y="17.197cm">
          <draw:text-box>
            <text:p text:style-name="P10"><text:span text:style-name="T3">4</text:span></text:p>
          </draw:text-box>
        </draw:frame>
        <draw:line draw:style-name="gr3" draw:text-style-name="P3" draw:layer="layout" svg:x1="8.399cm" svg:y1="12.498cm" svg:x2="16.099cm" svg:y2="8.402cm">
          <text:p/>
        </draw:line>
        <draw:frame draw:style-name="gr5" draw:text-style-name="P13" draw:layer="layout" svg:width="1cm" svg:height="0.962cm" svg:x="10.501cm" svg:y="10.297cm">
          <draw:text-box>
            <text:p text:style-name="P10"><text:span text:style-name="T3">2</text:span></text:p>
          </draw:text-box>
        </draw:frame>
        <draw:path draw:style-name="gr3" draw:text-style-name="P3" draw:layer="layout" svg:width="10.137cm" svg:height="6.42cm" draw:transform="skewX (-1.14455102929884E-016) rotate (-0.564614013020166) translate (7.43585281967685cm 2.76250470203533cm)" svg:viewBox="0 0 10138 6421" svg:d="M0 6421c7102 0 10138-6421 10138-6421">
          <text:p/>
        </draw:path>
        <draw:frame draw:style-name="gr5" draw:text-style-name="P13" draw:layer="layout" svg:width="1cm" svg:height="0.962cm" svg:x="9.501cm" svg:y="9.084cm">
          <draw:text-box>
            <text:p text:style-name="P10"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09T14:15:39.351426259</dc:date>
    <meta:editing-duration>PT32M15S</meta:editing-duration>
    <meta:editing-cycles>7</meta:editing-cycles>
    <meta:generator>LibreOffice/6.4.7.2$Linux_X86_64 LibreOffice_project/40$Build-2</meta:generator>
    <meta:document-statistic meta:object-count="284"/>
  </office:meta>
</office:document-meta>
</file>